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48C00000DB3EA2150C4FF06063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8.043cm" svg:x="1cm" svg:y="7.439cm">
          <draw:image xlink:href="Pictures/100000000000148C00000DB3EA2150C4FF06063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1T09:15:26.866077731</dc:date>
    <meta:editing-duration>PT55S</meta:editing-duration>
    <meta:editing-cycles>1</meta:editing-cycles>
    <meta:document-statistic meta:object-count="1"/>
    <meta:generator>LibreOffice/7.5.5.2$Linux_X86_64 LibreOffice_project/50$Build-2</meta:generator>
  </office:meta>
</office:document-meta>
</file>